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30.51pt"/>
    </style:style>
    <style:style style:name="co69" style:family="table-column">
      <style:table-column-properties fo:break-before="auto" style:column-width="133.26pt"/>
    </style:style>
    <style:style style:name="co70" style:family="table-column">
      <style:table-column-properties fo:break-before="auto" style:column-width="157.61pt"/>
    </style:style>
    <style:style style:name="co72" style:family="table-column">
      <style:table-column-properties fo:break-before="auto" style:column-width="121.86pt"/>
    </style:style>
    <style:style style:name="co73" style:family="table-column">
      <style:table-column-properties fo:break-before="auto" style:column-width="136.49pt"/>
    </style:style>
    <style:style style:name="co74" style:family="table-column">
      <style:table-column-properties fo:break-before="auto" style:column-width="148.71pt"/>
    </style:style>
    <style:style style:name="co75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9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2" office:value-type="string" calcext:value-type="string">
            <text:p>Roshan desire</text:p>
          </table:table-cell>
          <table:table-cell table:style-name="ce146" table:number-columns-repeated="1009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time_is_less_5_minute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ally_heroes_on_top</text:p>
          </table:table-cell>
          <table:table-cell table:style-name="ce122" office:value-type="float" office:value="0.2" calcext:value-type="float">
            <text:p>0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ally_heroes_on_mid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ally_heroes_on_bot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enemy_heroes_on_top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9:49:13.38780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20:21:15.193740263</dc:date>
    <meta:editing-duration>P1DT3H12M17S</meta:editing-duration>
    <meta:editing-cycles>1131</meta:editing-cycles>
    <meta:document-statistic meta:table-count="7" meta:cell-count="1702" meta:object-count="0"/>
  </office:meta>
</office:document-meta>
</file>